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6" manifest:media-type=""/>
  <manifest:file-entry manifest:full-path="styles.xml" manifest:media-type="text/xml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124"/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transparent"/>
    </style:style>
    <style:style style:name="ce8" style:family="table-cell" style:parent-style-name="Default" style:data-style-name="N1">
      <style:table-cell-properties fo:background-color="#dddddd"/>
    </style:style>
    <style:style style:name="ce19" style:family="table-cell" style:parent-style-name="Default" style:data-style-name="N2"/>
    <style:style style:name="ce28" style:family="table-cell" style:parent-style-name="Default" style:data-style-name="N2">
      <style:table-cell-properties fo:background-color="#dddddd"/>
    </style:style>
    <style:style style:name="ce11" style:family="table-cell" style:parent-style-name="Default" style:data-style-name="N126"/>
    <style:style style:name="ce31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28"/>
    <style:style style:name="ce12" style:family="table-cell" style:parent-style-name="Default" style:data-style-name="N61"/>
    <style:style style:name="ce15" style:family="table-cell" style:parent-style-name="Default">
      <style:table-cell-properties fo:background-color="#ffff99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"/>
    <style:style style:name="ce20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ngin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271.81mm" svg:height="149.08mm" svg:x="0.28mm" svg:y="118.47mm">
            <draw:object draw:notify-on-update-of-ranges="Engine.B17:Engine.C17 Engine.A20:Engine.A20 Engine.D20:Engine.E20 Engine.B17:Engine.C17 Engine.A21:Engine.A21 Engine.D21:Engine.E21 Engine.B17:Engine.C17 Engine.A22:Engine.A22 Engine.D22:Engine.E22 Engine.B17:Engine.C17 Engine.A23:Engine.A23 Engine.D23:Engine.E23 Engine.B17:Engine.C17 Engine.A24:Engine.A24 Engine.D24:Engine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49.92mm" svg:height="10.63mm" svg:x="217.18mm" svg:y="76.49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37.26mm" svg:height="180.36mm" svg:x="310.18mm" svg:y="75.96mm">
            <draw:object draw:notify-on-update-of-ranges="Engine.O2:Engine.O17 Engine.T2:Engine.T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72.35mm" svg:height="201.01mm" svg:x="725.63mm" svg:y="3.46mm">
            <draw:object draw:notify-on-update-of-ranges="Engine.AD3:Engine.AD19 Engine.AF3:Engine.AF3 Engine.AE3:Engine.AE19 Engine.Z3:Engine.Z18 Engine.AF4:Engine.AF4 Engine.AA3:Engine.AA18 Engine.AB3:Engine.AB18 Engine.AF5:Engine.AF5 Engine.AC3:Engine.AC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T max</text:p>
          </table:table-cell>
          <table:table-cell table:style-name="ce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 table:number-columns-repeated="5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70" calcext:value-type="float">
            <text:p>70</text:p>
          </table:table-cell>
          <table:table-cell table:style-name="ce7" office:value-type="float" office:value="16" calcext:value-type="float">
            <text:p>16</text:p>
          </table:table-cell>
          <table:table-cell table:style-name="ce36" table:formula="of:=[.P2]+[.Q2]" office:value-type="float" office:value="86" calcext:value-type="float">
            <text:p>86</text:p>
          </table:table-cell>
          <table:table-cell table:style-name="ce16"/>
          <table:table-cell table:formula="of:=[.R2]*[.$W$12]*[.$W$10]-[.Q2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" calcext:value-type="float">
            <text:p>83</text:p>
          </table:table-cell>
          <table:table-cell table:style-name="ce6" table:formula="of:=2*PI()*[.A3]/60*[.B3]/1000" office:value-type="float" office:value="13.0376095123976" calcext:value-type="float">
            <text:p>13</text:p>
          </table:table-cell>
          <table:table-cell table:style-name="ce6" table:formula="of:=[.$I$26]*[.$I$21]*[.$A3]/60/2" office:value-type="float" office:value="58.0289605710432" calcext:value-type="float">
            <text:p>58</text:p>
          </table:table-cell>
          <table:table-cell table:style-name="ce19" table:formula="of:=[.C3]/[.D3]" office:value-type="float" office:value="0.224674186545803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7" calcext:value-type="float">
            <text:p>17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8" calcext:value-type="float">
            <text:p>78</text:p>
          </table:table-cell>
          <table:table-cell table:style-name="ce7" office:value-type="float" office:value="18" calcext:value-type="float">
            <text:p>18</text:p>
          </table:table-cell>
          <table:table-cell table:style-name="ce36" table:formula="of:=[.P3]+[.Q3]" office:value-type="float" office:value="96" calcext:value-type="float">
            <text:p>96</text:p>
          </table:table-cell>
          <table:table-cell table:style-name="ce16"/>
          <table:table-cell table:formula="of:=[.R3]*[.$W$12]*[.$W$10]-[.Q3]" office:value-type="float" office:value="78" calcext:value-type="float">
            <text:p>7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659815160717" calcext:value-type="float">
            <text:p>3.66</text:p>
          </table:table-cell>
          <table:table-cell table:formula="of:=2*PI()*[.O2]/60*[.T2]/[.Z3]" office:value-type="float" office:value="1001.469" calcext:value-type="float">
            <text:p>1001.47</text:p>
          </table:table-cell>
          <table:table-cell table:formula="of:=2*PI()*[.$O2]/60*[.$B$18]/[.$B$19]/[.$B$24]" office:value-type="float" office:value="4.73172755088516" calcext:value-type="float">
            <text:p>4.73</text:p>
          </table:table-cell>
          <table:table-cell table:formula="of:=2*PI()*[.O2]/60*[.T2]/[.AB3]" office:value-type="float" office:value="774.599" calcext:value-type="float">
            <text:p>774.6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50" calcext:value-type="float">
            <text:p>2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style-name="ce6" table:formula="of:=2*PI()*[.A4]/60*[.B4]/1000" office:value-type="float" office:value="18.4306769010601" calcext:value-type="float">
            <text:p>18</text:p>
          </table:table-cell>
          <table:table-cell table:style-name="ce6" table:formula="of:=[.$I$26]*[.$I$21]*[.$A4]/60/2" office:value-type="float" office:value="77.3719474280577" calcext:value-type="float">
            <text:p>77</text:p>
          </table:table-cell>
          <table:table-cell table:style-name="ce19" table:formula="of:=[.C4]/[.D4]" office:value-type="float" office:value="0.238208776096755" calcext:value-type="float">
            <text:p>0.24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335.17687777566" calcext:value-type="float">
            <text:p>1335</text:p>
          </table:table-cell>
          <table:table-cell office:value-type="string" calcext:value-type="string">
            <text:p>W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[.B3]" office:value-type="float" office:value="83" calcext:value-type="float">
            <text:p>83</text:p>
          </table:table-cell>
          <table:table-cell table:style-name="ce1" office:value-type="float" office:value="20" calcext:value-type="float">
            <text:p>20</text:p>
          </table:table-cell>
          <table:table-cell table:style-name="ce36" table:formula="of:=[.P4]+[.Q4]" office:value-type="float" office:value="103" calcext:value-type="float">
            <text:p>103</text:p>
          </table:table-cell>
          <table:table-cell table:style-name="ce16"/>
          <table:table-cell table:formula="of:=[.R4]*[.$W$12]*[.$W$10]-[.Q4]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319630321434" calcext:value-type="float">
            <text:p>7.32</text:p>
          </table:table-cell>
          <table:table-cell table:formula="of:=2*PI()*[.O3]/60*[.T3]/[.Z4]" office:value-type="float" office:value="1115.9226" calcext:value-type="float">
            <text:p>1115.92</text:p>
          </table:table-cell>
          <table:table-cell table:formula="of:=2*PI()*[.$O3]/60*[.$B$18]/[.$B$19]/[.$B$24]" office:value-type="float" office:value="9.46345510177031" calcext:value-type="float">
            <text:p>9.46</text:p>
          </table:table-cell>
          <table:table-cell table:formula="of:=2*PI()*[.O3]/60*[.T3]/[.AB4]" office:value-type="float" office:value="863.1246" calcext:value-type="float">
            <text:p>863.12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58.16" calcext:value-type="float">
            <text:p>258.2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3" calcext:value-type="float">
            <text:p>93</text:p>
          </table:table-cell>
          <table:table-cell table:style-name="ce6" table:formula="of:=2*PI()*[.A5]/60*[.B5]/1000" office:value-type="float" office:value="24.3473430653209" calcext:value-type="float">
            <text:p>24</text:p>
          </table:table-cell>
          <table:table-cell table:style-name="ce6" table:formula="of:=[.$I$26]*[.$I$21]*[.$A5]/60/2" office:value-type="float" office:value="96.7149342850721" calcext:value-type="float">
            <text:p>97</text:p>
          </table:table-cell>
          <table:table-cell table:style-name="ce19" table:formula="of:=[.C5]/[.D5]" office:value-type="float" office:value="0.251743365647707" calcext:value-type="float">
            <text:p>0.25</text:p>
          </table:table-cell>
          <table:table-cell/>
          <table:table-cell office:value-type="string" calcext:value-type="string">
            <text:p>consumption</text:p>
          </table:table-cell>
          <table:table-cell table:style-name="ce5" table:formula="of:=[.H4]/([.I21]*1000)/[.E4]" office:value-type="float" office:value="0.120798923602534" calcext:value-type="float">
            <text:p>0.121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88" calcext:value-type="float">
            <text:p>88</text:p>
          </table:table-cell>
          <table:table-cell table:style-name="ce1" office:value-type="float" office:value="23" calcext:value-type="float">
            <text:p>23</text:p>
          </table:table-cell>
          <table:table-cell table:style-name="ce36" table:formula="of:=[.P5]+[.Q5]" office:value-type="float" office:value="111" calcext:value-type="float">
            <text:p>111</text:p>
          </table:table-cell>
          <table:table-cell table:style-name="ce16"/>
          <table:table-cell table:formula="of:=[.R5]*[.$W$12]*[.$W$10]-[.Q5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0.979445482151" calcext:value-type="float">
            <text:p>10.98</text:p>
          </table:table-cell>
          <table:table-cell table:formula="of:=2*PI()*[.O4]/60*[.T4]/[.Z5]" office:value-type="float" office:value="1187.4561" calcext:value-type="float">
            <text:p>1187.46</text:p>
          </table:table-cell>
          <table:table-cell table:formula="of:=2*PI()*[.$O4]/60*[.$B$18]/[.$B$19]/[.$B$24]" office:value-type="float" office:value="14.1951826526555" calcext:value-type="float">
            <text:p>14.2</text:p>
          </table:table-cell>
          <table:table-cell table:formula="of:=2*PI()*[.O4]/60*[.T4]/[.AB5]" office:value-type="float" office:value="918.4531" calcext:value-type="float">
            <text:p>918.45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82.64" calcext:value-type="float">
            <text:p>282.6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1" office:value-type="float" office:value="97" calcext:value-type="float">
            <text:p>97</text:p>
          </table:table-cell>
          <table:table-cell table:style-name="ce6" table:formula="of:=2*PI()*[.A6]/60*[.B6]/1000" office:value-type="float" office:value="30.473448739821" calcext:value-type="float">
            <text:p>30</text:p>
          </table:table-cell>
          <table:table-cell table:style-name="ce6" table:formula="of:=[.$I$26]*[.$I$21]*[.$A6]/60/2" office:value-type="float" office:value="116.057921142086" calcext:value-type="float">
            <text:p>116</text:p>
          </table:table-cell>
          <table:table-cell table:style-name="ce19" table:formula="of:=[.C6]/[.D6]" office:value-type="float" office:value="0.262571037288469" calcext:value-type="float">
            <text:p>0.26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579834833292165" calcext:value-type="float">
            <text:p>0.58</text:p>
          </table:table-cell>
          <table:table-cell table:style-name="ce12" office:value-type="string" calcext:value-type="string">
            <text:p>l/h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table:formula="of:=[.B5]" office:value-type="float" office:value="93" calcext:value-type="float">
            <text:p>93</text:p>
          </table:table-cell>
          <table:table-cell table:style-name="ce1" office:value-type="float" office:value="26" calcext:value-type="float">
            <text:p>26</text:p>
          </table:table-cell>
          <table:table-cell table:style-name="ce36" table:formula="of:=[.P6]+[.Q6]" office:value-type="float" office:value="119" calcext:value-type="float">
            <text:p>119</text:p>
          </table:table-cell>
          <table:table-cell table:style-name="ce16"/>
          <table:table-cell table:formula="of:=[.R6]*[.$W$12]*[.$W$10]-[.Q6]" office:value-type="float" office:value="93" calcext:value-type="float">
            <text:p>93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4.639260642868" calcext:value-type="float">
            <text:p>14.64</text:p>
          </table:table-cell>
          <table:table-cell table:formula="of:=2*PI()*[.O5]/60*[.T5]/[.Z6]" office:value-type="float" office:value="1258.9896" calcext:value-type="float">
            <text:p>1258.99</text:p>
          </table:table-cell>
          <table:table-cell table:formula="of:=2*PI()*[.$O5]/60*[.$B$18]/[.$B$19]/[.$B$24]" office:value-type="float" office:value="18.9269102035406" calcext:value-type="float">
            <text:p>18.93</text:p>
          </table:table-cell>
          <table:table-cell table:formula="of:=2*PI()*[.O5]/60*[.T5]/[.AB6]" office:value-type="float" office:value="973.7816" calcext:value-type="float">
            <text:p>973.78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23.44" calcext:value-type="float">
            <text:p>323.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1" office:value-type="float" office:value="102" calcext:value-type="float">
            <text:p>102</text:p>
          </table:table-cell>
          <table:table-cell table:style-name="ce7" table:formula="of:=2*PI()*[.A7]/60*[.B7]/1000" office:value-type="float" office:value="37.3849525777185" calcext:value-type="float">
            <text:p>37</text:p>
          </table:table-cell>
          <table:table-cell table:style-name="ce6" table:formula="of:=[.$I$26]*[.$I$21]*[.$A7]/60/2" office:value-type="float" office:value="135.400907999101" calcext:value-type="float">
            <text:p>135</text:p>
          </table:table-cell>
          <table:table-cell table:style-name="ce19" table:formula="of:=[.C7]/[.D7]" office:value-type="float" office:value="0.276105626839421" calcext:value-type="float">
            <text:p>0.28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97" calcext:value-type="float">
            <text:p>97</text:p>
          </table:table-cell>
          <table:table-cell table:style-name="ce1" office:value-type="float" office:value="30" calcext:value-type="float">
            <text:p>30</text:p>
          </table:table-cell>
          <table:table-cell table:style-name="ce36" table:formula="of:=[.P7]+[.Q7]" office:value-type="float" office:value="127" calcext:value-type="float">
            <text:p>127</text:p>
          </table:table-cell>
          <table:table-cell table:style-name="ce16"/>
          <table:table-cell table:formula="of:=[.R7]*[.$W$12]*[.$W$10]-[.Q7]" office:value-type="float" office:value="97" calcext:value-type="float">
            <text:p>97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8.299075803585" calcext:value-type="float">
            <text:p>18.3</text:p>
          </table:table-cell>
          <table:table-cell table:formula="of:=2*PI()*[.O6]/60*[.T6]/[.Z7]" office:value-type="float" office:value="1330.5231" calcext:value-type="float">
            <text:p>1330.52</text:p>
          </table:table-cell>
          <table:table-cell table:formula="of:=2*PI()*[.$O6]/60*[.$B$18]/[.$B$19]/[.$B$24]" office:value-type="float" office:value="23.6586377544258" calcext:value-type="float">
            <text:p>23.66</text:p>
          </table:table-cell>
          <table:table-cell table:formula="of:=2*PI()*[.O6]/60*[.T6]/[.AB7]" office:value-type="float" office:value="1029.1101" calcext:value-type="float">
            <text:p>1029.11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80.56" calcext:value-type="float">
            <text:p>380.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4" office:value-type="float" office:value="105" calcext:value-type="float">
            <text:p>105</text:p>
          </table:table-cell>
          <table:table-cell table:style-name="ce7" table:formula="of:=2*PI()*[.A8]/60*[.B8]/1000" office:value-type="float" office:value="43.9822971502571" calcext:value-type="float">
            <text:p>44</text:p>
          </table:table-cell>
          <table:table-cell table:style-name="ce6" table:formula="of:=[.$I$26]*[.$I$21]*[.$A8]/60/2" office:value-type="float" office:value="154.743894856115" calcext:value-type="float">
            <text:p>155</text:p>
          </table:table-cell>
          <table:table-cell table:style-name="ce28" table:formula="of:=[.C8]/[.D8]" office:value-type="float" office:value="0.284226380569992" calcext:value-type="float">
            <text:p>0.28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102" calcext:value-type="float">
            <text:p>102</text:p>
          </table:table-cell>
          <table:table-cell table:style-name="ce1" office:value-type="float" office:value="35" calcext:value-type="float">
            <text:p>35</text:p>
          </table:table-cell>
          <table:table-cell table:style-name="ce36" table:formula="of:=[.P8]+[.Q8]" office:value-type="float" office:value="137" calcext:value-type="float">
            <text:p>137</text:p>
          </table:table-cell>
          <table:table-cell table:style-name="ce16"/>
          <table:table-cell table:formula="of:=[.R8]*[.$W$12]*[.$W$10]-[.Q8]"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1.958890964302" calcext:value-type="float">
            <text:p>21.96</text:p>
          </table:table-cell>
          <table:table-cell table:formula="of:=2*PI()*[.O7]/60*[.T7]/[.Z8]" office:value-type="float" office:value="1387.7499" calcext:value-type="float">
            <text:p>1387.75</text:p>
          </table:table-cell>
          <table:table-cell table:formula="of:=2*PI()*[.$O7]/60*[.$B$18]/[.$B$19]/[.$B$24]" office:value-type="float" office:value="28.390365305311" calcext:value-type="float">
            <text:p>28.39</text:p>
          </table:table-cell>
          <table:table-cell table:formula="of:=2*PI()*[.O7]/60*[.T7]/[.AB8]" office:value-type="float" office:value="1073.3729" calcext:value-type="float">
            <text:p>1073.37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54" calcext:value-type="float">
            <text:p>454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1" office:value-type="float" office:value="102" calcext:value-type="float">
            <text:p>102</text:p>
          </table:table-cell>
          <table:table-cell table:style-name="ce7" table:formula="of:=2*PI()*[.A9]/60*[.B9]/1000" office:value-type="float" office:value="48.0663675999239" calcext:value-type="float">
            <text:p>48</text:p>
          </table:table-cell>
          <table:table-cell table:style-name="ce6" table:formula="of:=[.$I$26]*[.$I$21]*[.$A9]/60/2" office:value-type="float" office:value="174.08688171313" calcext:value-type="float">
            <text:p>174</text:p>
          </table:table-cell>
          <table:table-cell table:style-name="ce19" table:formula="of:=[.C9]/[.D9]" office:value-type="float" office:value="0.276105626839421" calcext:value-type="float">
            <text:p>0.28</text:p>
          </table:table-cell>
          <table:table-cell/>
          <table:table-cell table:style-name="ce2" office:value-type="string" calcext:value-type="string">
            <text:p>Tdiss under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05" calcext:value-type="float">
            <text:p>105</text:p>
          </table:table-cell>
          <table:table-cell table:style-name="ce1" office:value-type="float" office:value="40" calcext:value-type="float">
            <text:p>40</text:p>
          </table:table-cell>
          <table:table-cell table:style-name="ce36" table:formula="of:=[.P9]+[.Q9]" office:value-type="float" office:value="145" calcext:value-type="float">
            <text:p>145</text:p>
          </table:table-cell>
          <table:table-cell table:style-name="ce16"/>
          <table:table-cell table:formula="of:=[.R9]*[.$W$12]*[.$W$10]-[.Q9]"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5.618706125019" calcext:value-type="float">
            <text:p>25.62</text:p>
          </table:table-cell>
          <table:table-cell table:formula="of:=2*PI()*[.O8]/60*[.T8]/[.Z9]" office:value-type="float" office:value="1459.2834" calcext:value-type="float">
            <text:p>1459.28</text:p>
          </table:table-cell>
          <table:table-cell table:formula="of:=2*PI()*[.$O8]/60*[.$B$18]/[.$B$19]/[.$B$24]" office:value-type="float" office:value="33.1220928561961" calcext:value-type="float">
            <text:p>33.12</text:p>
          </table:table-cell>
          <table:table-cell table:formula="of:=2*PI()*[.O8]/60*[.T8]/[.AB9]" office:value-type="float" office:value="1128.7014" calcext:value-type="float">
            <text:p>1128.7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43.76" calcext:value-type="float">
            <text:p>543.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95" calcext:value-type="float">
            <text:p>95</text:p>
          </table:table-cell>
          <table:table-cell table:style-name="ce8" table:formula="of:=2*PI()*[.A10]/60*[.B10]/1000" office:value-type="float" office:value="49.7418836818384" calcext:value-type="float">
            <text:p>50</text:p>
          </table:table-cell>
          <table:table-cell table:style-name="ce6" table:formula="of:=[.$I$26]*[.$I$21]*[.$A10]/60/2" office:value-type="float" office:value="193.429868570144" calcext:value-type="float">
            <text:p>193</text:p>
          </table:table-cell>
          <table:table-cell table:style-name="ce19" table:formula="of:=[.C10]/[.D10]" office:value-type="float" office:value="0.257157201468088" calcext:value-type="float">
            <text:p>0.26</text:p>
          </table:table-cell>
          <table:table-cell/>
          <table:table-cell table:style-name="ce2" office:value-type="string" calcext:value-type="string">
            <text:p>Tdiss over</text:p>
          </table:table-cell>
          <table:table-cell table:style-name="ce6" table:formula="of:=3*([.H11]/60)-280" office:value-type="float" office:value="120" calcext:value-type="float">
            <text:p>12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102" calcext:value-type="float">
            <text:p>102</text:p>
          </table:table-cell>
          <table:table-cell table:style-name="ce1" office:value-type="float" office:value="46" calcext:value-type="float">
            <text:p>46</text:p>
          </table:table-cell>
          <table:table-cell table:style-name="ce36" table:formula="of:=[.P10]+[.Q10]" office:value-type="float" office:value="148" calcext:value-type="float">
            <text:p>148</text:p>
          </table:table-cell>
          <table:table-cell table:style-name="ce16"/>
          <table:table-cell table:formula="of:=[.R10]*[.$W$12]*[.$W$10]-[.Q10]" office:value-type="float" office:value="102" calcext:value-type="float">
            <text:p>102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29.278521285736" calcext:value-type="float">
            <text:p>29.28</text:p>
          </table:table-cell>
          <table:table-cell table:formula="of:=2*PI()*[.O9]/60*[.T9]/[.Z10]" office:value-type="float" office:value="1502.2035" calcext:value-type="float">
            <text:p>1502.2</text:p>
          </table:table-cell>
          <table:table-cell table:formula="of:=2*PI()*[.$O9]/60*[.$B$18]/[.$B$19]/[.$B$24]" office:value-type="float" office:value="37.8538204070813" calcext:value-type="float">
            <text:p>37.85</text:p>
          </table:table-cell>
          <table:table-cell table:formula="of:=2*PI()*[.O9]/60*[.T9]/[.AB10]" office:value-type="float" office:value="1161.8985" calcext:value-type="float">
            <text:p>1161.9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49.84" calcext:value-type="float">
            <text:p>649.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1" office:value-type="float" office:value="81" calcext:value-type="float">
            <text:p>81</text:p>
          </table:table-cell>
          <table:table-cell table:style-name="ce7" table:formula="of:=2*PI()*[.A11]/60*[.B11]/1000" office:value-type="float" office:value="46.6526509058084" calcext:value-type="float">
            <text:p>47</text:p>
          </table:table-cell>
          <table:table-cell table:style-name="ce6" table:formula="of:=[.$I$26]*[.$I$21]*[.$A11]/60/2" office:value-type="float" office:value="212.772855427159" calcext:value-type="float">
            <text:p>213</text:p>
          </table:table-cell>
          <table:table-cell table:style-name="ce19" table:formula="of:=[.C11]/[.D11]" office:value-type="float" office:value="0.219260350725422" calcext:value-type="float">
            <text:p>0.22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95" calcext:value-type="float">
            <text:p>95</text:p>
          </table:table-cell>
          <table:table-cell table:style-name="ce1" office:value-type="float" office:value="53" calcext:value-type="float">
            <text:p>53</text:p>
          </table:table-cell>
          <table:table-cell table:style-name="ce36" table:formula="of:=[.P11]+[.Q11]" office:value-type="float" office:value="148" calcext:value-type="float">
            <text:p>148</text:p>
          </table:table-cell>
          <table:table-cell table:style-name="ce16"/>
          <table:table-cell table:formula="of:=[.R11]*[.$W$12]*[.$W$10]-[.Q11]" office:value-type="float" office:value="95" calcext:value-type="float">
            <text:p>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2.938336446453" calcext:value-type="float">
            <text:p>32.94</text:p>
          </table:table-cell>
          <table:table-cell table:formula="of:=2*PI()*[.O10]/60*[.T10]/[.Z11]" office:value-type="float" office:value="1459.2834" calcext:value-type="float">
            <text:p>1459.28</text:p>
          </table:table-cell>
          <table:table-cell table:formula="of:=2*PI()*[.$O10]/60*[.$B$18]/[.$B$19]/[.$B$24]" office:value-type="float" office:value="42.5855479579664" calcext:value-type="float">
            <text:p>42.59</text:p>
          </table:table-cell>
          <table:table-cell table:formula="of:=2*PI()*[.O10]/60*[.T10]/[.AB11]" office:value-type="float" office:value="1128.7014" calcext:value-type="float">
            <text:p>1128.7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72.24" calcext:value-type="float">
            <text:p>772.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1" office:value-type="float" office:value="70" calcext:value-type="float">
            <text:p>70</text:p>
          </table:table-cell>
          <table:table-cell table:style-name="ce7" table:formula="of:=2*PI()*[.A12]/60*[.B12]/1000" office:value-type="float" office:value="43.9822971502571" calcext:value-type="float">
            <text:p>44</text:p>
          </table:table-cell>
          <table:table-cell table:style-name="ce6" table:formula="of:=[.$I$26]*[.$I$21]*[.$A12]/60/2" office:value-type="float" office:value="232.115842284173" calcext:value-type="float">
            <text:p>232</text:p>
          </table:table-cell>
          <table:table-cell table:style-name="ce19" table:formula="of:=[.C12]/[.D12]" office:value-type="float" office:value="0.189484253713328" calcext:value-type="float">
            <text:p>0.19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81" calcext:value-type="float">
            <text:p>81</text:p>
          </table:table-cell>
          <table:table-cell table:style-name="ce1" office:value-type="float" office:value="61" calcext:value-type="float">
            <text:p>61</text:p>
          </table:table-cell>
          <table:table-cell table:style-name="ce36" table:formula="of:=[.P12]+[.Q12]" office:value-type="float" office:value="142" calcext:value-type="float">
            <text:p>142</text:p>
          </table:table-cell>
          <table:table-cell table:style-name="ce16"/>
          <table:table-cell table:formula="of:=[.R12]*[.$W$12]*[.$W$10]-[.Q12]" office:value-type="float" office:value="81" calcext:value-type="float">
            <text:p>81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6.59815160717" calcext:value-type="float">
            <text:p>36.6</text:p>
          </table:table-cell>
          <table:table-cell table:formula="of:=2*PI()*[.O11]/60*[.T11]/[.Z12]" office:value-type="float" office:value="1359.1365" calcext:value-type="float">
            <text:p>1359.14</text:p>
          </table:table-cell>
          <table:table-cell table:formula="of:=2*PI()*[.$O11]/60*[.$B$18]/[.$B$19]/[.$B$24]" office:value-type="float" office:value="47.3172755088516" calcext:value-type="float">
            <text:p>47.32</text:p>
          </table:table-cell>
          <table:table-cell table:formula="of:=2*PI()*[.O11]/60*[.T11]/[.AB12]" office:value-type="float" office:value="1051.2415" calcext:value-type="float">
            <text:p>1051.24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10.96" calcext:value-type="float">
            <text:p>911.0</text:p>
          </table:table-cell>
          <table:table-cell/>
        </table:table-row>
        <table:table-row table:style-name="ro1">
          <table:table-cell table:style-name="ce1" table:number-columns-repeated="5"/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70" calcext:value-type="float">
            <text:p>70</text:p>
          </table:table-cell>
          <table:table-cell table:style-name="ce1" office:value-type="float" office:value="70" calcext:value-type="float">
            <text:p>70</text:p>
          </table:table-cell>
          <table:table-cell table:style-name="ce36" table:formula="of:=[.P13]+[.Q13]" office:value-type="float" office:value="140" calcext:value-type="float">
            <text:p>140</text:p>
          </table:table-cell>
          <table:table-cell table:style-name="ce16"/>
          <table:table-cell table:formula="of:=[.R13]*[.$W$12]*[.$W$10]-[.Q13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0.257966767887" calcext:value-type="float">
            <text:p>40.26</text:p>
          </table:table-cell>
          <table:table-cell table:formula="of:=2*PI()*[.O12]/60*[.T12]/[.Z13]" office:value-type="float" office:value="1158.8427" calcext:value-type="float">
            <text:p>1158.84</text:p>
          </table:table-cell>
          <table:table-cell table:formula="of:=2*PI()*[.$O12]/60*[.$B$18]/[.$B$19]/[.$B$24]" office:value-type="float" office:value="52.0490030597367" calcext:value-type="float">
            <text:p>52.05</text:p>
          </table:table-cell>
          <table:table-cell table:formula="of:=2*PI()*[.O12]/60*[.T12]/[.AB13]" office:value-type="float" office:value="896.3217" calcext:value-type="float">
            <text:p>896.32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6" calcext:value-type="float">
            <text:p>1066.0</text:p>
          </table:table-cell>
          <table:table-cell/>
        </table:table-row>
        <table:table-row table:style-name="ro1">
          <table:table-cell table:style-name="ce1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58" calcext:value-type="float">
            <text:p>58</text:p>
          </table:table-cell>
          <table:table-cell table:style-name="ce1" office:value-type="float" office:value="80" calcext:value-type="float">
            <text:p>80</text:p>
          </table:table-cell>
          <table:table-cell table:style-name="ce36" table:formula="of:=[.P14]+[.Q14]" office:value-type="float" office:value="138" calcext:value-type="float">
            <text:p>138</text:p>
          </table:table-cell>
          <table:table-cell table:style-name="ce16"/>
          <table:table-cell table:formula="of:=[.R14]*[.$W$12]*[.$W$10]-[.Q14]" office:value-type="float" office:value="58" calcext:value-type="float">
            <text:p>58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3.917781928604" calcext:value-type="float">
            <text:p>43.92</text:p>
          </table:table-cell>
          <table:table-cell table:formula="of:=2*PI()*[.O13]/60*[.T13]/[.Z14]" office:value-type="float" office:value="1001.469" calcext:value-type="float">
            <text:p>1001.47</text:p>
          </table:table-cell>
          <table:table-cell table:formula="of:=2*PI()*[.$O13]/60*[.$B$18]/[.$B$19]/[.$B$24]" office:value-type="float" office:value="56.7807306106219" calcext:value-type="float">
            <text:p>56.78</text:p>
          </table:table-cell>
          <table:table-cell table:formula="of:=2*PI()*[.O13]/60*[.T13]/[.AB14]" office:value-type="float" office:value="774.599" calcext:value-type="float">
            <text:p>774.6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7.36" calcext:value-type="float">
            <text:p>1237.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5" calcext:value-type="float">
            <text:p>45</text:p>
          </table:table-cell>
          <table:table-cell table:style-name="ce1" office:value-type="float" office:value="92" calcext:value-type="float">
            <text:p>92</text:p>
          </table:table-cell>
          <table:table-cell table:style-name="ce36" table:formula="of:=[.P15]+[.Q15]" office:value-type="float" office:value="137" calcext:value-type="float">
            <text:p>137</text:p>
          </table:table-cell>
          <table:table-cell table:style-name="ce16"/>
          <table:table-cell table:formula="of:=[.R15]*[.$W$12]*[.$W$10]-[.Q15]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47.577597089321" calcext:value-type="float">
            <text:p>47.58</text:p>
          </table:table-cell>
          <table:table-cell table:formula="of:=2*PI()*[.O14]/60*[.T14]/[.Z15]" office:value-type="float" office:value="829.7886" calcext:value-type="float">
            <text:p>829.79</text:p>
          </table:table-cell>
          <table:table-cell table:formula="of:=2*PI()*[.$O14]/60*[.$B$18]/[.$B$19]/[.$B$24]" office:value-type="float" office:value="61.5124581615071" calcext:value-type="float">
            <text:p>61.51</text:p>
          </table:table-cell>
          <table:table-cell table:formula="of:=2*PI()*[.O14]/60*[.T14]/[.AB15]" office:value-type="float" office:value="641.8106" calcext:value-type="float">
            <text:p>641.81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5.04" calcext:value-type="float">
            <text:p>1425.0</text:p>
          </table:table-cell>
          <table:table-cell/>
        </table:table-row>
        <table:table-row table:style-name="ro1">
          <table:table-cell table:style-name="ce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30" calcext:value-type="float">
            <text:p>30</text:p>
          </table:table-cell>
          <table:table-cell table:style-name="ce1" office:value-type="float" office:value="106" calcext:value-type="float">
            <text:p>106</text:p>
          </table:table-cell>
          <table:table-cell table:style-name="ce36" table:formula="of:=[.P16]+[.Q16]" office:value-type="float" office:value="136" calcext:value-type="float">
            <text:p>136</text:p>
          </table:table-cell>
          <table:table-cell table:style-name="ce16"/>
          <table:table-cell table:formula="of:=[.R16]*[.$W$12]*[.$W$10]-[.Q16]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1.237412250038" calcext:value-type="float">
            <text:p>51.24</text:p>
          </table:table-cell>
          <table:table-cell table:formula="of:=2*PI()*[.O15]/60*[.T15]/[.Z16]" office:value-type="float" office:value="643.8015" calcext:value-type="float">
            <text:p>643.8</text:p>
          </table:table-cell>
          <table:table-cell table:formula="of:=2*PI()*[.$O15]/60*[.$B$18]/[.$B$19]/[.$B$24]" office:value-type="float" office:value="66.2441857123922" calcext:value-type="float">
            <text:p>66.24</text:p>
          </table:table-cell>
          <table:table-cell table:formula="of:=2*PI()*[.O15]/60*[.T15]/[.AB16]" office:value-type="float" office:value="497.9565" calcext:value-type="float">
            <text:p>497.96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29.04" calcext:value-type="float">
            <text:p>1629.0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5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36" table:formula="of:=[.P17]+[.Q17]" office:value-type="float" office:value="120" calcext:value-type="float">
            <text:p>120</text:p>
          </table:table-cell>
          <table:table-cell table:style-name="ce16"/>
          <table:table-cell table:formula="of:=[.R17]*[.$W$12]*[.$W$10]-[.Q1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4.897227410755" calcext:value-type="float">
            <text:p>54.9</text:p>
          </table:table-cell>
          <table:table-cell table:formula="of:=2*PI()*[.O16]/60*[.T16]/[.Z17]" office:value-type="float" office:value="429.201" calcext:value-type="float">
            <text:p>429.2</text:p>
          </table:table-cell>
          <table:table-cell table:formula="of:=2*PI()*[.$O16]/60*[.$B$18]/[.$B$19]/[.$B$24]" office:value-type="float" office:value="70.9759132632774" calcext:value-type="float">
            <text:p>70.98</text:p>
          </table:table-cell>
          <table:table-cell table:formula="of:=2*PI()*[.O16]/60*[.T16]/[.AB17]" office:value-type="float" office:value="331.971" calcext:value-type="float">
            <text:p>331.97</text:p>
          </table:table-cell>
          <table:table-cell office:value-type="float" office:value="56" calcext:value-type="float">
            <text:p>56</text:p>
          </table:table-cell>
          <table:table-cell table:style-name="ce20" table:formula="of:=[.$AB$20]+[.$W$10]*[.$AB$21]*[.AD17]^2" office:value-type="float" office:value="1849.36" calcext:value-type="float">
            <text:p>1849.4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office:value-type="float" office:value="0.27" calcext:value-type="float">
            <text:p>0.27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58.557042571472" calcext:value-type="float">
            <text:p>58.56</text:p>
          </table:table-cell>
          <table:table-cell table:formula="of:=2*PI()*[.O17]/60*[.T17]/[.Z18]" office:value-type="float" office:value="0" calcext:value-type="float">
            <text:p>0</text:p>
          </table:table-cell>
          <table:table-cell table:formula="of:=2*PI()*[.$O17]/60*[.$B$18]/[.$B$19]/[.$B$24]" office:value-type="float" office:value="75.7076408141625" calcext:value-type="float">
            <text:p>75.71</text:p>
          </table:table-cell>
          <table:table-cell table:formula="of:=2*PI()*[.O17]/60*[.T17]/[.AB18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0" table:formula="of:=[.$AB$20]+[.$W$10]*[.$AB$21]*[.AD18]^2" office:value-type="float" office:value="2086" calcext:value-type="float">
            <text:p>2086.0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5" office:value-type="float" office:value="4.167" calcext:value-type="float">
            <text:p>4.16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5" office:value-type="float" office:value="1.289" calcext:value-type="float">
            <text:p>1.289</text:p>
          </table:table-cell>
          <table:table-cell table:number-columns-repeated="11"/>
          <table:table-cell table:style-name="Default" table:number-columns-repeated="2"/>
          <table:table-cell table:number-columns-repeated="7"/>
          <table:table-cell office:value-type="float" office:value="64" calcext:value-type="float">
            <text:p>64</text:p>
          </table:table-cell>
          <table:table-cell table:style-name="ce20" table:formula="of:=[.$AB$20]+[.$W$10]*[.$AB$21]*[.AD19]^2" office:value-type="float" office:value="2338.96" calcext:value-type="float">
            <text:p>2339.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.308" calcext:value-type="float">
            <text:p>3.308</text:p>
          </table:table-cell>
          <table:table-cell/>
          <table:table-cell table:formula="of:=2*PI()*[.$B$17]/60*[.$B$18]/[.$B$19]/[.$B20]*3.6" office:value-type="float" office:value="14.7684826533794" calcext:value-type="float">
            <text:p>14.77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1.95873084687687" calcext:value-type="float">
            <text:p>1.96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1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.913" calcext:value-type="float">
            <text:p>1.913</text:p>
          </table:table-cell>
          <table:table-cell/>
          <table:table-cell table:formula="of:=2*PI()*[.$B$17]/60*[.$B$18]/[.$B$19]/[.$B21]*3.6" office:value-type="float" office:value="25.5379720948139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38707874619377" calcext:value-type="float">
            <text:p>3.39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string" calcext:value-type="string">
            <text:p>f over 2 je qůli čtyřtaktu!!!</text:p>
          </table:table-cell>
          <table:table-cell table:number-columns-repeated="14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1" calcext:value-type="float">
            <text:p>0.51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1.267" calcext:value-type="float">
            <text:p>1.267</text:p>
          </table:table-cell>
          <table:table-cell/>
          <table:table-cell table:formula="of:=2*PI()*[.$B$17]/60*[.$B$18]/[.$B$19]/[.$B22]*3.6" office:value-type="float" office:value="38.5589113002203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11403444472666" calcext:value-type="float">
            <text:p>5.11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0.927" calcext:value-type="float">
            <text:p>0.927</text:p>
          </table:table-cell>
          <table:table-cell/>
          <table:table-cell table:formula="of:=2*PI()*[.$B$17]/60*[.$B$18]/[.$B$19]/[.$B23]*3.6" office:value-type="float" office:value="52.7013383143248" calcext:value-type="float">
            <text:p>52.7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6.98973208356924" calcext:value-type="float">
            <text:p>6.99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0.717" calcext:value-type="float">
            <text:p>0.717</text:p>
          </table:table-cell>
          <table:table-cell/>
          <table:table-cell table:formula="of:=2*PI()*[.$B$17]/60*[.$B$18]/[.$B$19]/[.$B24]*3.6" office:value-type="float" office:value="68.1368767327463" calcext:value-type="float">
            <text:p>68.14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03693394904977" calcext:value-type="float">
            <text:p>9.04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5" office:value-type="float" office:value="2.923" calcext:value-type="float">
            <text:p>2.923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0004993201904" calcext:value-type="float">
            <text:p>0.1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Inf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BRZDY</text:p>
          </table:table-cell>
          <table:table-cell table:number-columns-repeated="4"/>
          <table:table-cell table:style-name="ce2" office:value-type="string" calcext:value-type="string">
            <text:p>IDLING GAS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office:value-type="string" calcext:value-type="string">
            <text:p>údajně 0.6 l / h na 1 l zdvihového objemu</text:p>
          </table:table-cell>
          <table:table-cell table:number-columns-repeated="3"/>
          <table:table-cell office:value-type="string" calcext:value-type="string">
            <text:p>Felda</text:p>
          </table:table-cell>
          <table:table-cell table:formula="of:=0.6*1.3" office:value-type="float" office:value="0.78" calcext:value-type="float">
            <text:p>0.78</text:p>
          </table:table-cell>
          <table:table-cell office:value-type="string" calcext:value-type="string">
            <text:p>l/h</text:p>
          </table:table-cell>
        </table:table-row>
        <table:table-row table:style-name="ro1">
          <table:table-cell office:value-type="string" calcext:value-type="string">
            <text:p>podle bezpecnecesty.cz:</text:p>
          </table:table-cell>
          <table:table-cell table:number-columns-repeated="4"/>
          <table:table-cell table:style-name="Default" office:value-type="string" calcext:value-type="string">
            <text:p>jiný zdroj 0.3 až 0.56</text:p>
          </table:table-cell>
          <table:table-cell table:number-columns-repeated="3"/>
          <table:table-cell office:value-type="string" calcext:value-type="string">
            <text:p>Felda</text:p>
          </table:table-cell>
          <table:table-cell table:formula="of:=0.3*1.3" office:value-type="float" office:value="0.39" calcext:value-type="float">
            <text:p>0.39</text:p>
          </table:table-cell>
          <table:table-cell office:value-type="string" calcext:value-type="string">
            <text:p>l/h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 (suchá)</text:p>
          </table:table-cell>
          <table:table-cell office:value-type="string" calcext:value-type="string">
            <text:p>r (mokrá)</text:p>
          </table:table-cell>
          <table:table-cell office:value-type="string" calcext:value-type="string">
            <text:p>r (led)</text:p>
          </table:table-cell>
          <table:table-cell/>
          <table:table-cell table:style-name="Default"/>
          <table:table-cell table:number-columns-repeated="4"/>
          <table:table-cell table:formula="of:=0.56*1.3" office:value-type="float" office:value="0.728" calcext:value-type="float">
            <text:p>0.73</text:p>
          </table:table-cell>
          <table:table-cell office:value-type="string" calcext:value-type="string">
            <text:p>l/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řekněme 0.6 l/h?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EPŠÍ – koeficient smykového tření</text:p>
          </table:table-cell>
          <table:table-cell table:number-columns-repeated="4"/>
          <table:table-cell table:style-name="ce2" office:value-type="string" calcext:value-type="string">
            <text:p>T diss old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suchá</text:p>
          </table:table-cell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mokrá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ní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office:value-type="float" office:value="110" calcext:value-type="float">
            <text:p>1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/>
      <number:text>.</number:text>
      <number:month/>
      <number:text>.</number:text>
      <number:year number:style="long"/>
    </number:date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8">
      <number:number number:decimal-places="6" loext:min-decimal-places="6" number:min-integer-digits="1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09:26:28.9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M23S</meta:editing-duration>
    <meta:editing-cycles>52</meta:editing-cycles>
    <meta:generator>LibreOffice/6.2.2.2$Windows_X86_64 LibreOffice_project/2b840030fec2aae0fd2658d8d4f9548af4e3518d</meta:generator>
    <dc:date>2019-07-31T13:33:22.474000000</dc:date>
    <dc:creator>Jiří Zbytovský</dc:creator>
    <meta:document-statistic meta:table-count="2" meta:cell-count="399" meta:object-count="4"/>
    <meta:user-defined meta:name="Info 1"/>
    <meta:user-defined meta:name="Info 2"/>
    <meta:user-defined meta:name="Info 3"/>
    <meta:user-defined meta:name="Info 4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4.914cm" style:legend-expansion="high" chart:style-name="ch3"/>
        <chart:plot-area chart:style-name="ch4" table:cell-range-address="Engine.B17:Engine.C17 Engine.A20:Engine.A24 Engine.D20:Engine.E24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Engine.D20:Engine.E20" chart:label-cell-address="Engine.A20:Engine.A20" chart:class="chart:scatter">
            <chart:domain table:cell-range-address="Engine.B17:Engine.C17"/>
            <chart:regression-curve chart:style-name="ch11"/>
            <chart:data-point chart:repeated="2"/>
          </chart:series>
          <chart:series chart:style-name="ch12" chart:values-cell-range-address="Engine.D21:Engine.E21" chart:label-cell-address="Engine.A21:Engine.A21" chart:class="chart:scatter">
            <chart:regression-curve chart:style-name="ch13"/>
            <chart:data-point chart:repeated="2"/>
          </chart:series>
          <chart:series chart:style-name="ch14" chart:values-cell-range-address="Engine.D22:Engine.E22" chart:label-cell-address="Engine.A22:Engine.A22" chart:class="chart:scatter">
            <chart:regression-curve chart:style-name="ch15"/>
            <chart:data-point chart:repeated="2"/>
          </chart:series>
          <chart:series chart:style-name="ch16" chart:values-cell-range-address="Engine.D23:Engine.E23" chart:label-cell-address="Engine.A23:Engine.A23" chart:class="chart:scatter">
            <chart:regression-curve chart:style-name="ch17"/>
            <chart:data-point chart:repeated="2"/>
          </chart:series>
          <chart:series chart:style-name="ch18" chart:values-cell-range-address="Engine.D24:Engine.E24" chart:label-cell-address="Engine.A24:Engine.A24" chart:class="chart:scatter">
            <chart:regression-curve chart:style-name="ch19"/>
            <chart:data-point chart:style-name="ch20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000">
                <text:p>2000</text:p>
                <draw:g>
                  <svg:desc>Engine.B17:Engine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Engine.A20:Engine.A20</svg:desc>
                </draw:g>
              </table:table-cell>
              <table:table-cell office:value-type="float" office:value="14.7684826533794">
                <text:p>14.7684826533794</text:p>
                <draw:g>
                  <svg:desc>Engine.D20:Engine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Engine.A21:Engine.A21</svg:desc>
                </draw:g>
              </table:table-cell>
              <table:table-cell office:value-type="float" office:value="25.5379720948139">
                <text:p>25.5379720948139</text:p>
                <draw:g>
                  <svg:desc>Engine.D21:Engine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Engine.A22:Engine.A22</svg:desc>
                </draw:g>
              </table:table-cell>
              <table:table-cell office:value-type="float" office:value="38.5589113002203">
                <text:p>38.5589113002203</text:p>
                <draw:g>
                  <svg:desc>Engine.D22:Engine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Engine.A23:Engine.A23</svg:desc>
                </draw:g>
              </table:table-cell>
              <table:table-cell office:value-type="float" office:value="52.7013383143248">
                <text:p>52.7013383143248</text:p>
                <draw:g>
                  <svg:desc>Engine.D23:Engine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Engine.A24:Engine.A24</svg:desc>
                </draw:g>
              </table:table-cell>
              <table:table-cell office:value-type="float" office:value="68.1368767327463">
                <text:p>68.1368767327463</text:p>
                <draw:g>
                  <svg:desc>Engine.D24:Engine.E24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row>
        <mi>P</mi>
        <mo stretchy="false">=</mo>
        <mrow>
          <mfrac>
            <mrow>
              <mi>p</mi>
              <mo stretchy="false">⋅</mo>
              <mi>V</mi>
            </mrow>
            <mrow>
              <mi>R</mi>
              <mo stretchy="false">⋅</mo>
              <mi>T</mi>
            </mrow>
          </mfrac>
          <mo stretchy="false">⋅</mo>
          <mfrac>
            <msub>
              <mi>x</mi>
              <mrow>
                <mi>O</mi>
                <mn>2</mn>
              </mrow>
            </msub>
            <mrow>
              <mi mathvariant="normal">λ</mi>
              <mo stretchy="false">⋅</mo>
              <mn>12.5</mn>
            </mrow>
          </mfrac>
          <mo stretchy="false">⋅</mo>
          <msub>
            <mi>M</mi>
            <mi>b</mi>
          </msub>
          <mo stretchy="false">⋅</mo>
          <mi mathvariant="normal">Δ</mi>
        </mrow>
      </mrow>
      <mrow>
        <msub>
          <mi>H</mi>
          <mi mathvariant="italic">sp</mi>
        </msub>
        <mo stretchy="false">⋅</mo>
        <mfrac>
          <mi>f</mi>
          <mn>2</mn>
        </mfrac>
      </mrow>
    </mrow>
    <annotation encoding="StarMath 5.0">P = {p cdot V over {R cdot T}} cdot {x_O2 over {%lambda cdot 12.5}} cdot M_b cdot %DELTA H_sp cdot {f over 2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Engine.O2:Engine.O17 Engine.T2:Engine.T17" svg:x="0.474cm" svg:y="1.635cm" svg:width="22.779cm" svg:height="16.042cm">
          <chartooo:coordinate-region svg:x="1.095cm" svg:y="1.834cm" svg:width="21.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Engine.T2:Engine.T17" chart:class="chart:scatter">
            <chart:domain table:cell-range-address="Engine.O2:Engine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Engine.O2:Engine.O17</svg:desc>
                </draw:g>
              </table:table-cell>
              <table:table-cell office:value-type="float" office:value="70">
                <text:p>70</text:p>
                <draw:g>
                  <svg:desc>Engine.T2:Engine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Engine.AD3:Engine.AE19 Engine.AF3:Engine.AF5 Engine.AA3:Engine.AA18 Engine.AC3:Engine.AC18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Engine.AE3:Engine.AE19" chart:label-cell-address="Engine.AF3:Engine.AF3" chart:class="chart:scatter">
            <chart:domain table:cell-range-address="Engine.AD3:Engine.AD19"/>
            <chart:data-point chart:repeated="17"/>
          </chart:series>
          <chart:series chart:style-name="ch11" chart:values-cell-range-address="Engine.AA3:Engine.AA18" chart:label-cell-address="Engine.AF4:Engine.AF4" chart:class="chart:scatter">
            <chart:domain table:cell-range-address="Engine.Z3:Engine.Z18"/>
            <chart:data-point chart:repeated="16"/>
          </chart:series>
          <chart:series chart:style-name="ch12" chart:values-cell-range-address="Engine.AC3:Engine.AC18" chart:label-cell-address="Engine.AF5:Engine.AF5" chart:class="chart:scatter">
            <chart:domain table:cell-range-address="Engine.AB3:Engine.AB18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Engine.AF3:Engine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Engine.AF4:Engine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Engine.AF5:Engine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gine.AD3:Engine.AD19</svg:desc>
                </draw:g>
              </table:table-cell>
              <table:table-cell office:value-type="float" office:value="250">
                <text:p>250</text:p>
                <draw:g>
                  <svg:desc>Engine.AE3:Engine.AE19</svg:desc>
                </draw:g>
              </table:table-cell>
              <table:table-cell office:value-type="float" office:value="3.659815160717">
                <text:p>3.659815160717</text:p>
                <draw:g>
                  <svg:desc>Engine.Z3:Engine.Z18</svg:desc>
                </draw:g>
              </table:table-cell>
              <table:table-cell office:value-type="float" office:value="1001.469">
                <text:p>1001.469</text:p>
                <draw:g>
                  <svg:desc>Engine.AA3:Engine.AA18</svg:desc>
                </draw:g>
              </table:table-cell>
              <table:table-cell office:value-type="float" office:value="4.73172755088516">
                <text:p>4.73172755088516</text:p>
                <draw:g>
                  <svg:desc>Engine.AB3:Engine.AB18</svg:desc>
                </draw:g>
              </table:table-cell>
              <table:table-cell office:value-type="float" office:value="774.599">
                <text:p>774.599</text:p>
                <draw:g>
                  <svg:desc>Engine.AC3:Engine.A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8.16">
                <text:p>258.16</text:p>
              </table:table-cell>
              <table:table-cell office:value-type="float" office:value="7.319630321434">
                <text:p>7.319630321434</text:p>
              </table:table-cell>
              <table:table-cell office:value-type="float" office:value="1115.9226">
                <text:p>1115.9226</text:p>
              </table:table-cell>
              <table:table-cell office:value-type="float" office:value="9.46345510177031">
                <text:p>9.46345510177031</text:p>
              </table:table-cell>
              <table:table-cell office:value-type="float" office:value="863.1246">
                <text:p>863.1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82.64">
                <text:p>282.64</text:p>
              </table:table-cell>
              <table:table-cell office:value-type="float" office:value="10.979445482151">
                <text:p>10.979445482151</text:p>
              </table:table-cell>
              <table:table-cell office:value-type="float" office:value="1187.4561">
                <text:p>1187.4561</text:p>
              </table:table-cell>
              <table:table-cell office:value-type="float" office:value="14.1951826526555">
                <text:p>14.1951826526555</text:p>
              </table:table-cell>
              <table:table-cell office:value-type="float" office:value="918.4531">
                <text:p>918.4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23.44">
                <text:p>323.44</text:p>
              </table:table-cell>
              <table:table-cell office:value-type="float" office:value="14.639260642868">
                <text:p>14.639260642868</text:p>
              </table:table-cell>
              <table:table-cell office:value-type="float" office:value="1258.9896">
                <text:p>1258.9896</text:p>
              </table:table-cell>
              <table:table-cell office:value-type="float" office:value="18.9269102035406">
                <text:p>18.9269102035406</text:p>
              </table:table-cell>
              <table:table-cell office:value-type="float" office:value="973.7816">
                <text:p>973.7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80.56">
                <text:p>380.56</text:p>
              </table:table-cell>
              <table:table-cell office:value-type="float" office:value="18.299075803585">
                <text:p>18.299075803585</text:p>
              </table:table-cell>
              <table:table-cell office:value-type="float" office:value="1330.5231">
                <text:p>1330.5231</text:p>
              </table:table-cell>
              <table:table-cell office:value-type="float" office:value="23.6586377544258">
                <text:p>23.6586377544258</text:p>
              </table:table-cell>
              <table:table-cell office:value-type="float" office:value="1029.1101">
                <text:p>1029.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54">
                <text:p>454</text:p>
              </table:table-cell>
              <table:table-cell office:value-type="float" office:value="21.958890964302">
                <text:p>21.958890964302</text:p>
              </table:table-cell>
              <table:table-cell office:value-type="float" office:value="1387.7499">
                <text:p>1387.7499</text:p>
              </table:table-cell>
              <table:table-cell office:value-type="float" office:value="28.390365305311">
                <text:p>28.390365305311</text:p>
              </table:table-cell>
              <table:table-cell office:value-type="float" office:value="1073.3729">
                <text:p>1073.3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3.76">
                <text:p>543.76</text:p>
              </table:table-cell>
              <table:table-cell office:value-type="float" office:value="25.618706125019">
                <text:p>25.618706125019</text:p>
              </table:table-cell>
              <table:table-cell office:value-type="float" office:value="1459.2834">
                <text:p>1459.2834</text:p>
              </table:table-cell>
              <table:table-cell office:value-type="float" office:value="33.1220928561961">
                <text:p>33.1220928561961</text:p>
              </table:table-cell>
              <table:table-cell office:value-type="float" office:value="1128.7014">
                <text:p>1128.7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49.84">
                <text:p>649.84</text:p>
              </table:table-cell>
              <table:table-cell office:value-type="float" office:value="29.278521285736">
                <text:p>29.278521285736</text:p>
              </table:table-cell>
              <table:table-cell office:value-type="float" office:value="1502.2035">
                <text:p>1502.2035</text:p>
              </table:table-cell>
              <table:table-cell office:value-type="float" office:value="37.8538204070813">
                <text:p>37.8538204070813</text:p>
              </table:table-cell>
              <table:table-cell office:value-type="float" office:value="1161.8985">
                <text:p>1161.8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72.24">
                <text:p>772.24</text:p>
              </table:table-cell>
              <table:table-cell office:value-type="float" office:value="32.938336446453">
                <text:p>32.938336446453</text:p>
              </table:table-cell>
              <table:table-cell office:value-type="float" office:value="1459.2834">
                <text:p>1459.2834</text:p>
              </table:table-cell>
              <table:table-cell office:value-type="float" office:value="42.5855479579664">
                <text:p>42.5855479579664</text:p>
              </table:table-cell>
              <table:table-cell office:value-type="float" office:value="1128.7014">
                <text:p>1128.7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10.96">
                <text:p>910.96</text:p>
              </table:table-cell>
              <table:table-cell office:value-type="float" office:value="36.59815160717">
                <text:p>36.59815160717</text:p>
              </table:table-cell>
              <table:table-cell office:value-type="float" office:value="1359.1365">
                <text:p>1359.1365</text:p>
              </table:table-cell>
              <table:table-cell office:value-type="float" office:value="47.3172755088516">
                <text:p>47.3172755088516</text:p>
              </table:table-cell>
              <table:table-cell office:value-type="float" office:value="1051.2415">
                <text:p>1051.2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6">
                <text:p>1066</text:p>
              </table:table-cell>
              <table:table-cell office:value-type="float" office:value="40.257966767887">
                <text:p>40.257966767887</text:p>
              </table:table-cell>
              <table:table-cell office:value-type="float" office:value="1158.8427">
                <text:p>1158.8427</text:p>
              </table:table-cell>
              <table:table-cell office:value-type="float" office:value="52.0490030597367">
                <text:p>52.0490030597367</text:p>
              </table:table-cell>
              <table:table-cell office:value-type="float" office:value="896.3217">
                <text:p>896.3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7.36">
                <text:p>1237.36</text:p>
              </table:table-cell>
              <table:table-cell office:value-type="float" office:value="43.917781928604">
                <text:p>43.917781928604</text:p>
              </table:table-cell>
              <table:table-cell office:value-type="float" office:value="1001.469">
                <text:p>1001.469</text:p>
              </table:table-cell>
              <table:table-cell office:value-type="float" office:value="56.7807306106219">
                <text:p>56.7807306106219</text:p>
              </table:table-cell>
              <table:table-cell office:value-type="float" office:value="774.599">
                <text:p>774.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5.04">
                <text:p>1425.04</text:p>
              </table:table-cell>
              <table:table-cell office:value-type="float" office:value="47.577597089321">
                <text:p>47.577597089321</text:p>
              </table:table-cell>
              <table:table-cell office:value-type="float" office:value="829.7886">
                <text:p>829.7886</text:p>
              </table:table-cell>
              <table:table-cell office:value-type="float" office:value="61.5124581615071">
                <text:p>61.5124581615071</text:p>
              </table:table-cell>
              <table:table-cell office:value-type="float" office:value="641.8106">
                <text:p>641.8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29.04">
                <text:p>1629.04</text:p>
              </table:table-cell>
              <table:table-cell office:value-type="float" office:value="51.237412250038">
                <text:p>51.237412250038</text:p>
              </table:table-cell>
              <table:table-cell office:value-type="float" office:value="643.8015">
                <text:p>643.8015</text:p>
              </table:table-cell>
              <table:table-cell office:value-type="float" office:value="66.2441857123922">
                <text:p>66.2441857123922</text:p>
              </table:table-cell>
              <table:table-cell office:value-type="float" office:value="497.9565">
                <text:p>497.9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849.36">
                <text:p>1849.36</text:p>
              </table:table-cell>
              <table:table-cell office:value-type="float" office:value="54.897227410755">
                <text:p>54.897227410755</text:p>
              </table:table-cell>
              <table:table-cell office:value-type="float" office:value="429.201">
                <text:p>429.201</text:p>
              </table:table-cell>
              <table:table-cell office:value-type="float" office:value="70.9759132632774">
                <text:p>70.9759132632774</text:p>
              </table:table-cell>
              <table:table-cell office:value-type="float" office:value="331.971">
                <text:p>331.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086">
                <text:p>2086</text:p>
              </table:table-cell>
              <table:table-cell office:value-type="float" office:value="58.557042571472">
                <text:p>58.557042571472</text:p>
              </table:table-cell>
              <table:table-cell office:value-type="float" office:value="0">
                <text:p>0</text:p>
              </table:table-cell>
              <table:table-cell office:value-type="float" office:value="75.7076408141625">
                <text:p>75.707640814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338.96">
                <text:p>2338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